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7" style:family="table-cell" style:parent-style-name="Default">
      <style:text-properties fo:color="#000000" fo:font-size="14pt" style:font-size-asian="14pt" style:font-size-complex="14pt"/>
    </style:style>
    <style:style style:name="ce8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9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2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4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7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label:string</text:p>
          </table:table-cell>
          <table:table-cell table:style-name="ce6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ctivity:boolean</text:p>
          </table:table-cell>
          <table:table-cell table:style-name="ce8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user_id：references</text:p>
          </table:table-cell>
          <table:table-cell table:style-name="ce9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9" office:value-type="string" calcext:value-type="string">
            <text:p>url: string</text:p>
          </table:table-cell>
          <table:table-cell table:style-name="ce9" office:value-type="string" calcext:value-type="string">
            <text:p>页面</text:p>
          </table:table-cell>
          <table:table-cell table:style-name="ce2" table:number-columns-repeated="3"/>
          <table:table-cell table:style-name="ce9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ontext: text</text:p>
          </table:table-cell>
          <table:table-cell table:style-name="ce9" office:value-type="string" calcext:value-type="string">
            <text:p>内容</text:p>
          </table:table-cell>
          <table:table-cell table:style-name="ce2" table:number-columns-repeated="3"/>
          <table:table-cell table:style-name="ce9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9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content</text:p>
          </table:table-cell>
          <table:table-cell table:style-name="ce10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0"/>
          <table:table-cell table:style-name="ce10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>
            <text:p>end_at: datetime</text:p>
          </table:table-cell>
          <table:table-cell table:style-name="ce10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subject: string</text:p>
          </table:table-cell>
          <table:table-cell table:style-name="ce11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0]-[.A169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1]-[.A170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2]-[.A171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3]-[.A172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4]-[.A173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5]-[.A174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6]-[.A175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7]-[.A176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78]-[.A177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79]-[.A178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0]-[.A179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12" office:value-type="string" calcext:value-type="string">
            <text:p>tabindex顺序</text:p>
          </table:table-cell>
          <table:table-cell table:style-name="ce12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fee</text:p>
          </table:table-cell>
          <table:table-cell table:style-name="ce14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ame:string</text:p>
          </table:table-cell>
          <table:table-cell table:style-name="ce14"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price:integer</text:p>
          </table:table-cell>
          <table:table-cell table:style-name="ce14"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erial:decimal</text:p>
          </table:table-cell>
          <table:table-cell table:style-name="ce14"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end_at: datetime</text:p>
          </table:table-cell>
          <table:table-cell table:style-name="ce14"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7]/[.B247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7]*[.C247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48]*[.C248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7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7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49]*[.C249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48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0]*[.C250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49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1]*[.C251]" office:value-type="float" office:value="0" calcext:value-type="float">
            <text:p>0</text:p>
          </table:table-cell>
          <table:table-cell/>
          <table:table-cell table:formula="of:=[.C250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2]*[.C252]" office:value-type="float" office:value="0" calcext:value-type="float">
            <text:p>0</text:p>
          </table:table-cell>
          <table:table-cell/>
          <table:table-cell table:formula="of:=[.C251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55]*[.C255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56]*[.C256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 table:number-rows-repeated="104829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00／00／00</text:date>, <text:time style:data-style-name="N2" text:time-value="09:30:00.62101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18T09:40:47.638117699</dc:date>
    <dc:creator>keelson </dc:creator>
    <meta:editing-duration>P2DT8H14M39S</meta:editing-duration>
    <meta:editing-cycles>159</meta:editing-cycles>
    <meta:generator>LibreOffice/4.2.8.2$Linux_X86_64 LibreOffice_project/420m0$Build-2</meta:generator>
    <meta:document-statistic meta:table-count="2" meta:cell-count="755" meta:object-count="0"/>
  </office:meta>
</office:document-meta>
</file>